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028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8598in"/>
    </style:style>
    <style:style style:name="co5" style:family="table-column">
      <style:table-column-properties fo:break-before="auto" style:column-width="0.4783in"/>
    </style:style>
    <style:style style:name="co6" style:family="table-column">
      <style:table-column-properties fo:break-before="auto" style:column-width="2.6445in"/>
    </style:style>
    <style:style style:name="co7" style:family="table-column">
      <style:table-column-properties fo:break-before="auto" style:column-width="1.7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Tot Qty</text:p>
          </table:table-cell>
          <table:table-cell office:value-type="string">
            <text:p>Mfg P/N</text:p>
          </table:table-cell>
          <table:table-cell office:value-type="string">
            <text:p>Distributor</text:p>
          </table:table-cell>
          <table:table-cell office:value-type="string">
            <text:p>Distributor P/N</text:p>
          </table:table-cell>
          <table:table-cell office:value-type="string">
            <text:p>Price</text:p>
          </table:table-cell>
          <table:table-cell office:value-type="string">
            <text:p>tot. Price</text:p>
          </table:table-cell>
        </table:table-row>
        <table:table-row table:style-name="ro1">
          <table:table-cell office:value-type="string">
            <text:p>C415</text:p>
          </table:table-cell>
          <table:table-cell office:value-type="string">
            <text:p>CAPACITOR</text:p>
          </table:table-cell>
          <table:table-cell office:value-type="string">
            <text:p>0.001uf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RM1885C1H102JA01D</text:p>
          </table:table-cell>
          <table:table-cell office:value-type="string">
            <text:p>Digi-Key</text:p>
          </table:table-cell>
          <table:table-cell office:value-type="string">
            <text:p>490-1451-1-ND</text:p>
          </table:table-cell>
          <table:table-cell office:value-type="float" office:value="0.045">
            <text:p>0.045</text:p>
          </table:table-cell>
          <table:table-cell table:formula="of:=[.F2]*[.J2]" office:value-type="float" office:value="0.045">
            <text:p>0.045</text:p>
          </table:table-cell>
        </table:table-row>
        <table:table-row table:style-name="ro2">
          <table:table-cell office:value-type="string">
            <text:p>C211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407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3:.E4])" office:value-type="float" office:value="2">
            <text:p>2</text:p>
          </table:table-cell>
          <table:table-cell office:value-type="string">
            <text:p>C0603C103K5RACTU</text:p>
          </table:table-cell>
          <table:table-cell office:value-type="string">
            <text:p>Digi-Key</text:p>
          </table:table-cell>
          <table:table-cell office:value-type="string">
            <text:p>399-1091-1-ND</text:p>
          </table:table-cell>
          <table:table-cell office:value-type="float" office:value="0.014">
            <text:p>0.014</text:p>
          </table:table-cell>
          <table:table-cell table:formula="of:=[.F4]*[.J4]" office:value-type="float" office:value="0.028">
            <text:p>0.028</text:p>
          </table:table-cell>
        </table:table-row>
        <table:table-row table:style-name="ro1">
          <table:table-cell office:value-type="string">
            <text:p>C413</text:p>
          </table:table-cell>
          <table:table-cell office:value-type="string">
            <text:p>CAPACITOR</text:p>
          </table:table-cell>
          <table:table-cell office:value-type="string">
            <text:p>0.022uf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10B223KB8SFNC</text:p>
          </table:table-cell>
          <table:table-cell office:value-type="string">
            <text:p>Digi-Key</text:p>
          </table:table-cell>
          <table:table-cell office:value-type="string">
            <text:p>1276-2004-1-ND</text:p>
          </table:table-cell>
          <table:table-cell office:value-type="float" office:value="0.0156">
            <text:p>0.0156</text:p>
          </table:table-cell>
          <table:table-cell table:formula="of:=[.F5]*[.J5]" office:value-type="float" office:value="0.0156">
            <text:p>0.0156</text:p>
          </table:table-cell>
        </table:table-row>
        <table:table-row table:style-name="ro2">
          <table:table-cell office:value-type="string">
            <text:p>C1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1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0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1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1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3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40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40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4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41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6:.E32])" office:value-type="float" office:value="27">
            <text:p>27</text:p>
          </table:table-cell>
          <table:table-cell office:value-type="string">
            <text:p>CC0603KRX7R9BB104</text:p>
          </table:table-cell>
          <table:table-cell office:value-type="string">
            <text:p>Digi-Key</text:p>
          </table:table-cell>
          <table:table-cell office:value-type="string">
            <text:p>311-1344-1-ND</text:p>
          </table:table-cell>
          <table:table-cell office:value-type="float" office:value="0.0125">
            <text:p>0.0125</text:p>
          </table:table-cell>
          <table:table-cell table:formula="of:=[.F32]*[.J32]" office:value-type="float" office:value="0.3375">
            <text:p>0.3375</text:p>
          </table:table-cell>
        </table:table-row>
        <table:table-row table:style-name="ro2">
          <table:table-cell office:value-type="string">
            <text:p>C406</text:p>
          </table:table-cell>
          <table:table-cell office:value-type="string">
            <text:p>CAPACITOR</text:p>
          </table:table-cell>
          <table:table-cell office:value-type="string">
            <text:p>100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402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410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41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412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416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33:.E38])" office:value-type="float" office:value="6">
            <text:p>6</text:p>
          </table:table-cell>
          <table:table-cell office:value-type="string">
            <text:p>GRM0335C1E101JA01D</text:p>
          </table:table-cell>
          <table:table-cell office:value-type="string">
            <text:p>Digi-Key</text:p>
          </table:table-cell>
          <table:table-cell office:value-type="string">
            <text:p>490-3160-1-ND</text:p>
          </table:table-cell>
          <table:table-cell office:value-type="float" office:value="0.0094">
            <text:p>0.0094</text:p>
          </table:table-cell>
          <table:table-cell table:formula="of:=[.F38]*[.J38]" office:value-type="float" office:value="0.0564">
            <text:p>0.0564</text:p>
          </table:table-cell>
        </table:table-row>
        <table:table-row table:style-name="ro2">
          <table:table-cell office:value-type="string">
            <text:p>C409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101</text:p>
          </table:table-cell>
          <table:table-cell office:value-type="string">
            <text:p>CAPACITOR</text:p>
          </table:table-cell>
          <table:table-cell office:value-type="string">
            <text:p>10uF 25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102</text:p>
          </table:table-cell>
          <table:table-cell office:value-type="string">
            <text:p>CAPACITOR</text:p>
          </table:table-cell>
          <table:table-cell office:value-type="string">
            <text:p>10uF 25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103</text:p>
          </table:table-cell>
          <table:table-cell office:value-type="string">
            <text:p>CAPACITOR</text:p>
          </table:table-cell>
          <table:table-cell office:value-type="string">
            <text:p>10uF 25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C205</text:p>
          </table:table-cell>
          <table:table-cell office:value-type="string">
            <text:p>CAPACITOR</text:p>
          </table:table-cell>
          <table:table-cell office:value-type="string">
            <text:p>10uF 25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212</text:p>
          </table:table-cell>
          <table:table-cell office:value-type="string">
            <text:p>CAPACITOR</text:p>
          </table:table-cell>
          <table:table-cell office:value-type="string">
            <text:p>10uF 25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39:.E44])" office:value-type="float" office:value="6">
            <text:p>6</text:p>
          </table:table-cell>
          <table:table-cell office:value-type="string">
            <text:p>CL21A106KAYNNNE</text:p>
          </table:table-cell>
          <table:table-cell office:value-type="string">
            <text:p>Digi-Key</text:p>
          </table:table-cell>
          <table:table-cell office:value-type="string">
            <text:p>1276-2891-1-ND</text:p>
          </table:table-cell>
          <table:table-cell office:value-type="float" office:value="0.25">
            <text:p>0.25</text:p>
          </table:table-cell>
          <table:table-cell table:formula="of:=[.F44]*[.J44]" office:value-type="float" office:value="1.5">
            <text:p>1.5</text:p>
          </table:table-cell>
        </table:table-row>
        <table:table-row table:style-name="ro1">
          <table:table-cell office:value-type="string">
            <text:p>C209</text:p>
          </table:table-cell>
          <table:table-cell office:value-type="string">
            <text:p>CAPACITOR</text:p>
          </table:table-cell>
          <table:table-cell office:value-type="string">
            <text:p>1uF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MK107AB7105KA-T</text:p>
          </table:table-cell>
          <table:table-cell office:value-type="string">
            <text:p>Digi-Key</text:p>
          </table:table-cell>
          <table:table-cell office:value-type="string">
            <text:p>587-3247-1-ND</text:p>
          </table:table-cell>
          <table:table-cell office:value-type="float" office:value="0.194">
            <text:p>0.194</text:p>
          </table:table-cell>
          <table:table-cell table:formula="of:=[.F45]*[.J45]" office:value-type="float" office:value="0.194">
            <text:p>0.194</text:p>
          </table:table-cell>
        </table:table-row>
        <table:table-row table:style-name="ro2">
          <table:table-cell office:value-type="string">
            <text:p>C403</text:p>
          </table:table-cell>
          <table:table-cell office:value-type="string">
            <text:p>CAPACITOR</text:p>
          </table:table-cell>
          <table:table-cell office:value-type="string">
            <text:p>47n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404</text:p>
          </table:table-cell>
          <table:table-cell office:value-type="string">
            <text:p>CAPACITOR</text:p>
          </table:table-cell>
          <table:table-cell office:value-type="string">
            <text:p>47n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46:.E47])" office:value-type="float" office:value="2">
            <text:p>2</text:p>
          </table:table-cell>
          <table:table-cell office:value-type="string">
            <text:p>CL10B473KB8NNNC</text:p>
          </table:table-cell>
          <table:table-cell office:value-type="string">
            <text:p>Digi-Key</text:p>
          </table:table-cell>
          <table:table-cell office:value-type="string">
            <text:p>1276-1063-1-ND</text:p>
          </table:table-cell>
          <table:table-cell office:value-type="float" office:value="0.0164">
            <text:p>0.0164</text:p>
          </table:table-cell>
          <table:table-cell table:formula="of:=[.F47]*[.J47]" office:value-type="float" office:value="0.0328">
            <text:p>0.0328</text:p>
          </table:table-cell>
        </table:table-row>
        <table:table-row table:style-name="ro1">
          <table:table-cell office:value-type="string">
            <text:p>ESD401</text:p>
          </table:table-cell>
          <table:table-cell office:value-type="string">
            <text:p>DIODE</text:p>
          </table:table-cell>
          <table:table-cell office:value-type="string">
            <text:p>PESD0603-240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SD0603-240</text:p>
          </table:table-cell>
          <table:table-cell office:value-type="string">
            <text:p>Digi-Key</text:p>
          </table:table-cell>
          <table:table-cell office:value-type="string">
            <text:p>PESD0603-240CT-ND</text:p>
          </table:table-cell>
          <table:table-cell office:value-type="float" office:value="0.138">
            <text:p>0.138</text:p>
          </table:table-cell>
          <table:table-cell table:formula="of:=[.F48]*[.J48]" office:value-type="float" office:value="0.138">
            <text:p>0.138</text:p>
          </table:table-cell>
        </table:table-row>
        <table:table-row table:style-name="ro2">
          <table:table-cell office:value-type="string">
            <text:p>J102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EADER46_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103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EADER46_2</text:p>
          </table:table-cell>
          <table:table-cell office:value-type="float" office:value="1">
            <text:p>1</text:p>
          </table:table-cell>
          <table:table-cell table:formula="of:=SUM([.E49:.E50])" office:value-type="float" office:value="2">
            <text:p>2</text:p>
          </table:table-cell>
          <table:table-cell office:value-type="string">
            <text:p>Beaglebone Header Set</text:p>
          </table:table-cell>
          <table:table-cell office:value-type="string">
            <text:p>Adafruit</text:p>
          </table:table-cell>
          <table:table-cell office:value-type="float" office:value="706">
            <text:p>706</text:p>
          </table:table-cell>
          <table:table-cell table:number-columns-repeated="2" office:value-type="float" office:value="4.95">
            <text:p>4.95</text:p>
          </table:table-cell>
        </table:table-row>
        <table:table-row table:style-name="ro2">
          <table:table-cell office:value-type="string">
            <text:p>J301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JUMPER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sc 0.1” breakaway</text:p>
          </table:table-cell>
          <table:table-cell office:value-type="string">
            <text:p>generic</text:p>
          </table:table-cell>
          <table:table-cell/>
          <table:table-cell office:value-type="float" office:value="0.1">
            <text:p>0.1</text:p>
          </table:table-cell>
          <table:table-cell table:formula="of:=[.F51]*[.J51]" office:value-type="float" office:value="0.1">
            <text:p>0.1</text:p>
          </table:table-cell>
        </table:table-row>
        <table:table-row table:style-name="ro1">
          <table:table-cell office:value-type="string">
            <text:p>J401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42-0701-801</text:p>
          </table:table-cell>
          <table:table-cell office:value-type="string">
            <text:p>Digi-Key</text:p>
          </table:table-cell>
          <table:table-cell office:value-type="string">
            <text:p>J502-ND</text:p>
          </table:table-cell>
          <table:table-cell office:value-type="float" office:value="5.09">
            <text:p>5.09</text:p>
          </table:table-cell>
          <table:table-cell table:formula="of:=[.F52]*[.J52]" office:value-type="float" office:value="5.09">
            <text:p>5.09</text:p>
          </table:table-cell>
        </table:table-row>
        <table:table-row table:style-name="ro2">
          <table:table-cell office:value-type="string">
            <text:p>L401</text:p>
          </table:table-cell>
          <table:table-cell office:value-type="string">
            <text:p>INDUCTOR</text:p>
          </table:table-cell>
          <table:table-cell office:value-type="string">
            <text:p>82nH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402</text:p>
          </table:table-cell>
          <table:table-cell office:value-type="string">
            <text:p>INDUCTOR</text:p>
          </table:table-cell>
          <table:table-cell office:value-type="string">
            <text:p>82nH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53:.E54])" office:value-type="float" office:value="2">
            <text:p>2</text:p>
          </table:table-cell>
          <table:table-cell office:value-type="string">
            <text:p>MLF2012D82NMT000</text:p>
          </table:table-cell>
          <table:table-cell office:value-type="string">
            <text:p>Digi-Key</text:p>
          </table:table-cell>
          <table:table-cell office:value-type="string">
            <text:p>445-1034-1-ND</text:p>
          </table:table-cell>
          <table:table-cell office:value-type="float" office:value="0.16">
            <text:p>0.16</text:p>
          </table:table-cell>
          <table:table-cell table:formula="of:=[.F54]*[.J54]" office:value-type="float" office:value="0.32">
            <text:p>0.32</text:p>
          </table:table-cell>
        </table:table-row>
        <table:table-row table:style-name="ro1">
          <table:table-cell office:value-type="string">
            <text:p>L403</text:p>
          </table:table-cell>
          <table:table-cell office:value-type="string">
            <text:p>INDUCTOR</text:p>
          </table:table-cell>
          <table:table-cell office:value-type="string">
            <text:p>CIM10J102NC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IM10J102NC</text:p>
          </table:table-cell>
          <table:table-cell office:value-type="string">
            <text:p>Digi-Key</text:p>
          </table:table-cell>
          <table:table-cell office:value-type="string">
            <text:p>1276-6378-1-ND</text:p>
          </table:table-cell>
          <table:table-cell office:value-type="float" office:value="0.031">
            <text:p>0.031</text:p>
          </table:table-cell>
          <table:table-cell table:formula="of:=[.F55]*[.J55]" office:value-type="float" office:value="0.031">
            <text:p>0.031</text:p>
          </table:table-cell>
        </table:table-row>
        <table:table-row table:style-name="ro2">
          <table:table-cell office:value-type="string">
            <text:p>LED301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ED302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ED303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ED304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formula="of:=SUM([.E56:.E59])" office:value-type="float" office:value="4">
            <text:p>4</text:p>
          </table:table-cell>
          <table:table-cell office:value-type="string">
            <text:p>LTST-C171GKT</text:p>
          </table:table-cell>
          <table:table-cell office:value-type="string">
            <text:p>Digi-Key</text:p>
          </table:table-cell>
          <table:table-cell office:value-type="string">
            <text:p>160-1423-1-ND</text:p>
          </table:table-cell>
          <table:table-cell office:value-type="float" office:value="0.238">
            <text:p>0.238</text:p>
          </table:table-cell>
          <table:table-cell table:formula="of:=[.F59]*[.J59]" office:value-type="float" office:value="0.952">
            <text:p>0.952</text:p>
          </table:table-cell>
        </table:table-row>
        <table:table-row table:style-name="ro1">
          <table:table-cell office:value-type="string">
            <text:p>Q201</text:p>
          </table:table-cell>
          <table:table-cell office:value-type="string">
            <text:p>MMBT2222A</text:p>
          </table:table-cell>
          <table:table-cell office:value-type="string">
            <text:p>unknown</text:p>
          </table:table-cell>
          <table:table-cell office:value-type="string">
            <text:p>SOT23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MBT2222A-TP</text:p>
          </table:table-cell>
          <table:table-cell office:value-type="string">
            <text:p>Digi-Key</text:p>
          </table:table-cell>
          <table:table-cell office:value-type="string">
            <text:p>MMBT2222ATPMSCT-ND</text:p>
          </table:table-cell>
          <table:table-cell office:value-type="float" office:value="0.127">
            <text:p>0.127</text:p>
          </table:table-cell>
          <table:table-cell table:formula="of:=[.F60]*[.J60]" office:value-type="float" office:value="0.127">
            <text:p>0.127</text:p>
          </table:table-cell>
        </table:table-row>
        <table:table-row table:style-name="ro1">
          <table:table-cell office:value-type="string">
            <text:p>R403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CR03ERTJ000</text:p>
          </table:table-cell>
          <table:table-cell office:value-type="string">
            <text:p>Digi-Key</text:p>
          </table:table-cell>
          <table:table-cell office:value-type="string">
            <text:p>RHM0.0CGCT-ND</text:p>
          </table:table-cell>
          <table:table-cell office:value-type="float" office:value="0.0042">
            <text:p>0.0042</text:p>
          </table:table-cell>
          <table:table-cell table:formula="of:=[.F61]*[.J61]" office:value-type="float" office:value="0.0042">
            <text:p>0.0042</text:p>
          </table:table-cell>
        </table:table-row>
        <table:table-row table:style-name="ro2">
          <table:table-cell office:value-type="string">
            <text:p>R306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R307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308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62:.E64])" office:value-type="float" office:value="3">
            <text:p>3</text:p>
          </table:table-cell>
          <table:table-cell office:value-type="string">
            <text:p>CR0603-FX-1000ELF</text:p>
          </table:table-cell>
          <table:table-cell office:value-type="string">
            <text:p>Digi-Key</text:p>
          </table:table-cell>
          <table:table-cell office:value-type="string">
            <text:p>CR0603-FX-1000ELFCT-ND</text:p>
          </table:table-cell>
          <table:table-cell office:value-type="float" office:value="0.0187">
            <text:p>0.0187</text:p>
          </table:table-cell>
          <table:table-cell table:formula="of:=[.F64]*[.J64]" office:value-type="float" office:value="0.0561">
            <text:p>0.0561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ESISTOR</text:p>
          </table:table-cell>
          <table:table-cell office:value-type="float" office:value="220">
            <text:p>220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0603-FX-2200ELF</text:p>
          </table:table-cell>
          <table:table-cell office:value-type="string">
            <text:p>Digi-Key</text:p>
          </table:table-cell>
          <table:table-cell office:value-type="string">
            <text:p>CR0603-FX-2200ELFCT-ND</text:p>
          </table:table-cell>
          <table:table-cell office:value-type="float" office:value="0.0187">
            <text:p>0.0187</text:p>
          </table:table-cell>
          <table:table-cell table:formula="of:=[.F65]*[.J65]" office:value-type="float" office:value="0.0187">
            <text:p>0.0187</text:p>
          </table:table-cell>
        </table:table-row>
        <table:table-row table:style-name="ro2">
          <table:table-cell office:value-type="string">
            <text:p>R301</text:p>
          </table:table-cell>
          <table:table-cell office:value-type="string">
            <text:p>RESISTOR</text:p>
          </table:table-cell>
          <table:table-cell office:value-type="float" office:value="330">
            <text:p>33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R303</text:p>
          </table:table-cell>
          <table:table-cell office:value-type="string">
            <text:p>RESISTOR</text:p>
          </table:table-cell>
          <table:table-cell office:value-type="float" office:value="330">
            <text:p>33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R309</text:p>
          </table:table-cell>
          <table:table-cell office:value-type="string">
            <text:p>RESISTOR</text:p>
          </table:table-cell>
          <table:table-cell office:value-type="float" office:value="330">
            <text:p>33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R310</text:p>
          </table:table-cell>
          <table:table-cell office:value-type="string">
            <text:p>RESISTOR</text:p>
          </table:table-cell>
          <table:table-cell office:value-type="float" office:value="330">
            <text:p>33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66:.E69])" office:value-type="float" office:value="4">
            <text:p>4</text:p>
          </table:table-cell>
          <table:table-cell office:value-type="string">
            <text:p>CR0603-FX-3300ELF</text:p>
          </table:table-cell>
          <table:table-cell/>
          <table:table-cell office:value-type="string">
            <text:p>CR0603-FX-3300ELFCT-ND</text:p>
          </table:table-cell>
          <table:table-cell office:value-type="float" office:value="0.0187">
            <text:p>0.0187</text:p>
          </table:table-cell>
          <table:table-cell table:formula="of:=[.F69]*[.J69]" office:value-type="float" office:value="0.0748">
            <text:p>0.0748</text:p>
          </table:table-cell>
        </table:table-row>
        <table:table-row table:style-name="ro2">
          <table:table-cell office:value-type="string">
            <text:p>R201</text:p>
          </table:table-cell>
          <table:table-cell office:value-type="string">
            <text:p>RESISTOR</text:p>
          </table:table-cell>
          <table:table-cell office:value-type="string">
            <text:p>0 - DNI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[.F70]*[.J70]" office:value-type="float" office:value="0">
            <text:p>0</text:p>
          </table:table-cell>
        </table:table-row>
        <table:table-row table:style-name="ro1">
          <table:table-cell office:value-type="string">
            <text:p>R305</text:p>
          </table:table-cell>
          <table:table-cell office:value-type="string">
            <text:p>RESISTOR</text:p>
          </table:table-cell>
          <table:table-cell office:value-type="string">
            <text:p>1k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0603-FX-1001ELF</text:p>
          </table:table-cell>
          <table:table-cell office:value-type="string">
            <text:p>Digi-Key</text:p>
          </table:table-cell>
          <table:table-cell office:value-type="string">
            <text:p>CR0603-FX-1001ELFCT-ND</text:p>
          </table:table-cell>
          <table:table-cell office:value-type="float" office:value="0.0187">
            <text:p>0.0187</text:p>
          </table:table-cell>
          <table:table-cell table:formula="of:=[.F71]*[.J71]" office:value-type="float" office:value="0.0187">
            <text:p>0.0187</text:p>
          </table:table-cell>
        </table:table-row>
        <table:table-row table:style-name="ro2">
          <table:table-cell office:value-type="string">
            <text:p>R404</text:p>
          </table:table-cell>
          <table:table-cell office:value-type="string">
            <text:p>RESISTOR</text:p>
          </table:table-cell>
          <table:table-cell office:value-type="string">
            <text:p>22.1 1%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406</text:p>
          </table:table-cell>
          <table:table-cell office:value-type="string">
            <text:p>RESISTOR</text:p>
          </table:table-cell>
          <table:table-cell office:value-type="string">
            <text:p>22.1 1%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72:.E73])" office:value-type="float" office:value="2">
            <text:p>2</text:p>
          </table:table-cell>
          <table:table-cell office:value-type="string">
            <text:p>CR0603-FX-22R1ELF</text:p>
          </table:table-cell>
          <table:table-cell office:value-type="string">
            <text:p>Digi-Key</text:p>
          </table:table-cell>
          <table:table-cell office:value-type="string">
            <text:p>CR0603-FX-22R1ELF</text:p>
          </table:table-cell>
          <table:table-cell office:value-type="float" office:value="0.0187">
            <text:p>0.0187</text:p>
          </table:table-cell>
          <table:table-cell table:formula="of:=[.F73]*[.J73]" office:value-type="float" office:value="0.0374">
            <text:p>0.0374</text:p>
          </table:table-cell>
        </table:table-row>
        <table:table-row table:style-name="ro1">
          <table:table-cell office:value-type="string">
            <text:p>R405</text:p>
          </table:table-cell>
          <table:table-cell office:value-type="string">
            <text:p>RESISTOR</text:p>
          </table:table-cell>
          <table:table-cell office:value-type="string">
            <text:p>32.4 1%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RJ-3EKF32R4V</text:p>
          </table:table-cell>
          <table:table-cell office:value-type="string">
            <text:p>Digi-Key</text:p>
          </table:table-cell>
          <table:table-cell office:value-type="string">
            <text:p>P32.4HCT-ND</text:p>
          </table:table-cell>
          <table:table-cell office:value-type="float" office:value="0.0114">
            <text:p>0.0114</text:p>
          </table:table-cell>
          <table:table-cell table:formula="of:=[.F74]*[.J74]" office:value-type="float" office:value="0.0114">
            <text:p>0.0114</text:p>
          </table:table-cell>
        </table:table-row>
        <table:table-row table:style-name="ro2">
          <table:table-cell office:value-type="string">
            <text:p>R103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R104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R302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304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75:.E78])" office:value-type="float" office:value="4">
            <text:p>4</text:p>
          </table:table-cell>
          <table:table-cell office:value-type="string">
            <text:p>CR0603-FX-4701ELF</text:p>
          </table:table-cell>
          <table:table-cell office:value-type="string">
            <text:p>Digi-Key</text:p>
          </table:table-cell>
          <table:table-cell office:value-type="string">
            <text:p>CR0603-FX-4701ELFCT-ND</text:p>
          </table:table-cell>
          <table:table-cell office:value-type="float" office:value="0.0187">
            <text:p>0.0187</text:p>
          </table:table-cell>
          <table:table-cell table:formula="of:=[.F78]*[.J78]" office:value-type="float" office:value="0.0748">
            <text:p>0.0748</text:p>
          </table:table-cell>
        </table:table-row>
        <table:table-row table:style-name="ro2">
          <table:table-cell office:value-type="string">
            <text:p>R101</text:p>
          </table:table-cell>
          <table:table-cell office:value-type="string">
            <text:p>RESISTOR</text:p>
          </table:table-cell>
          <table:table-cell office:value-type="string">
            <text:p>5.6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102</text:p>
          </table:table-cell>
          <table:table-cell office:value-type="string">
            <text:p>RESISTOR</text:p>
          </table:table-cell>
          <table:table-cell office:value-type="string">
            <text:p>5.6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79:.E80])" office:value-type="float" office:value="2">
            <text:p>2</text:p>
          </table:table-cell>
          <table:table-cell office:value-type="string">
            <text:p>CR0603-FX-5601ELF</text:p>
          </table:table-cell>
          <table:table-cell office:value-type="string">
            <text:p>Digi-Key</text:p>
          </table:table-cell>
          <table:table-cell office:value-type="string">
            <text:p>CR0603-FX-5601ELFCT-ND</text:p>
          </table:table-cell>
          <table:table-cell office:value-type="float" office:value="0.0187">
            <text:p>0.0187</text:p>
          </table:table-cell>
          <table:table-cell table:formula="of:=[.F80]*[.J80]" office:value-type="float" office:value="0.0374">
            <text:p>0.0374</text:p>
          </table:table-cell>
        </table:table-row>
        <table:table-row table:style-name="ro1">
          <table:table-cell office:value-type="string">
            <text:p>R401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0603-FX-60R4ELF</text:p>
          </table:table-cell>
          <table:table-cell office:value-type="string">
            <text:p>Digi-Key</text:p>
          </table:table-cell>
          <table:table-cell office:value-type="string">
            <text:p>CR0603-FX-60R4ELFCT-ND</text:p>
          </table:table-cell>
          <table:table-cell table:number-columns-repeated="2"/>
        </table:table-row>
        <table:table-row table:style-name="ro2">
          <table:table-cell office:value-type="string">
            <text:p>R402</text:p>
          </table:table-cell>
          <table:table-cell office:value-type="string">
            <text:p>RESISTOR</text:p>
          </table:table-cell>
          <table:table-cell office:value-type="string">
            <text:p>DNI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[.F82]*[.J82]" office:value-type="float" office:value="0">
            <text:p>0</text:p>
          </table:table-cell>
        </table:table-row>
        <table:table-row table:style-name="ro1">
          <table:table-cell office:value-type="string">
            <text:p>SH401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H402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formula="of:=SUM([.E83:.E84])" office:value-type="float" office:value="2">
            <text:p>2</text:p>
          </table:table-cell>
          <table:table-cell office:value-type="string">
            <text:p>BMI-S-202-F</text:p>
          </table:table-cell>
          <table:table-cell office:value-type="string">
            <text:p>Digi-Key</text:p>
          </table:table-cell>
          <table:table-cell table:style-name="ce2" office:value-type="string">
            <text:p>903-1051-1-ND</text:p>
          </table:table-cell>
          <table:table-cell office:value-type="float" office:value="1.51">
            <text:p>1.51</text:p>
          </table:table-cell>
          <table:table-cell table:formula="of:=[.F84]*[.J84]" office:value-type="float" office:value="3.02">
            <text:p>3.02</text:p>
          </table:table-cell>
        </table:table-row>
        <table:table-row table:style-name="ro1">
          <table:table-cell office:value-type="string">
            <text:p>SW101</text:p>
          </table:table-cell>
          <table:table-cell office:value-type="string">
            <text:p>SWITCH_DIP2</text:p>
          </table:table-cell>
          <table:table-cell office:value-type="string">
            <text:p>unknown</text:p>
          </table:table-cell>
          <table:table-cell office:value-type="string">
            <text:p>cts_218_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8-2LPST</text:p>
          </table:table-cell>
          <table:table-cell office:value-type="string">
            <text:p>Digi-Key</text:p>
          </table:table-cell>
          <table:table-cell office:value-type="string">
            <text:p>CT2182LPST-ND</text:p>
          </table:table-cell>
          <table:table-cell office:value-type="float" office:value="1.06">
            <text:p>1.06</text:p>
          </table:table-cell>
          <table:table-cell table:formula="of:=[.F85]*[.J85]" office:value-type="float" office:value="1.06">
            <text:p>1.06</text:p>
          </table:table-cell>
        </table:table-row>
        <table:table-row table:style-name="ro1">
          <table:table-cell office:value-type="string">
            <text:p>U101</text:p>
          </table:table-cell>
          <table:table-cell office:value-type="string">
            <text:p>TLV1117</text:p>
          </table:table-cell>
          <table:table-cell office:value-type="string">
            <text:p>3.3V</text:p>
          </table:table-cell>
          <table:table-cell office:value-type="string">
            <text:p>SOT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LV1117-33CDCYR</text:p>
          </table:table-cell>
          <table:table-cell office:value-type="string">
            <text:p>Digi-Key</text:p>
          </table:table-cell>
          <table:table-cell office:value-type="string">
            <text:p>296-21112-1-ND</text:p>
          </table:table-cell>
          <table:table-cell office:value-type="float" office:value="0.66">
            <text:p>0.66</text:p>
          </table:table-cell>
          <table:table-cell table:formula="of:=[.F86]*[.J86]" office:value-type="float" office:value="0.66">
            <text:p>0.66</text:p>
          </table:table-cell>
        </table:table-row>
        <table:table-row table:style-name="ro1">
          <table:table-cell office:value-type="string">
            <text:p>U103</text:p>
          </table:table-cell>
          <table:table-cell office:value-type="string">
            <text:p>ZLDO1117</text:p>
          </table:table-cell>
          <table:table-cell office:value-type="string">
            <text:p>1.2V</text:p>
          </table:table-cell>
          <table:table-cell office:value-type="string">
            <text:p>SOT2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ZLDO1117G12TA</text:p>
          </table:table-cell>
          <table:table-cell office:value-type="string">
            <text:p>Digi-Key</text:p>
          </table:table-cell>
          <table:table-cell office:value-type="string">
            <text:p>ZLDO1117G12DICT-ND</text:p>
          </table:table-cell>
          <table:table-cell office:value-type="float" office:value="0.54">
            <text:p>0.54</text:p>
          </table:table-cell>
          <table:table-cell table:formula="of:=[.F87]*[.J87]" office:value-type="float" office:value="0.54">
            <text:p>0.54</text:p>
          </table:table-cell>
        </table:table-row>
        <table:table-row table:style-name="ro1">
          <table:table-cell office:value-type="string">
            <text:p>U104</text:p>
          </table:table-cell>
          <table:table-cell office:value-type="string">
            <text:p>24C256W</text:p>
          </table:table-cell>
          <table:table-cell office:value-type="string">
            <text:p>unknown</text:p>
          </table:table-cell>
          <table:table-cell office:value-type="string">
            <text:p>SO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T24C256A-USR-T</text:p>
          </table:table-cell>
          <table:table-cell office:value-type="string">
            <text:p>Digi-Key</text:p>
          </table:table-cell>
          <table:table-cell office:value-type="string">
            <text:p>1219-1098-1-ND</text:p>
          </table:table-cell>
          <table:table-cell office:value-type="float" office:value="0.7">
            <text:p>0.7</text:p>
          </table:table-cell>
          <table:table-cell table:formula="of:=[.F88]*[.J88]" office:value-type="float" office:value="0.7">
            <text:p>0.7</text:p>
          </table:table-cell>
        </table:table-row>
        <table:table-row table:style-name="ro1">
          <table:table-cell office:value-type="string">
            <text:p>U201</text:p>
          </table:table-cell>
          <table:table-cell office:value-type="string">
            <text:p>PCF8574_TS</text:p>
          </table:table-cell>
          <table:table-cell office:value-type="string">
            <text:p>unknown</text:p>
          </table:table-cell>
          <table:table-cell office:value-type="string">
            <text:p>SSOP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F8574TS/3,118</text:p>
          </table:table-cell>
          <table:table-cell office:value-type="string">
            <text:p>Digi-Key</text:p>
          </table:table-cell>
          <table:table-cell office:value-type="string">
            <text:p>568-1078-1-ND</text:p>
          </table:table-cell>
          <table:table-cell office:value-type="float" office:value="1.3">
            <text:p>1.3</text:p>
          </table:table-cell>
          <table:table-cell table:formula="of:=[.F89]*[.J89]" office:value-type="float" office:value="1.3">
            <text:p>1.3</text:p>
          </table:table-cell>
        </table:table-row>
        <table:table-row table:style-name="ro1">
          <table:table-cell office:value-type="string">
            <text:p>U202</text:p>
          </table:table-cell>
          <table:table-cell office:value-type="string">
            <text:p>636L3C020M00000</text:p>
          </table:table-cell>
          <table:table-cell office:value-type="string">
            <text:p>unknown</text:p>
          </table:table-cell>
          <table:table-cell office:value-type="string">
            <text:p>OSC_6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36L3C020M00000</text:p>
          </table:table-cell>
          <table:table-cell office:value-type="string">
            <text:p>Digi-Key</text:p>
          </table:table-cell>
          <table:table-cell office:value-type="string">
            <text:p>CTX694CT-ND</text:p>
          </table:table-cell>
          <table:table-cell office:value-type="float" office:value="1.37">
            <text:p>1.37</text:p>
          </table:table-cell>
          <table:table-cell table:formula="of:=[.F90]*[.J90]" office:value-type="float" office:value="1.37">
            <text:p>1.37</text:p>
          </table:table-cell>
        </table:table-row>
        <table:table-row table:style-name="ro1">
          <table:table-cell office:value-type="string">
            <text:p>U203</text:p>
          </table:table-cell>
          <table:table-cell office:value-type="string">
            <text:p>AD9200</text:p>
          </table:table-cell>
          <table:table-cell office:value-type="string">
            <text:p>unknown</text:p>
          </table:table-cell>
          <table:table-cell office:value-type="string">
            <text:p>TSSOP28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AD9200JRSZ</text:p>
          </table:table-cell>
          <table:table-cell office:value-type="string">
            <text:p>Digi-Key</text:p>
          </table:table-cell>
          <table:table-cell table:style-name="ce1" office:value-type="string">
            <text:p>AD9200JRSZ-ND</text:p>
          </table:table-cell>
          <table:table-cell table:style-name="ce3" office:value-type="float" office:value="5.92">
            <text:p>5.92</text:p>
          </table:table-cell>
          <table:table-cell table:formula="of:=[.F91]*[.J91]" office:value-type="float" office:value="5.92">
            <text:p>5.92</text:p>
          </table:table-cell>
        </table:table-row>
        <table:table-row table:style-name="ro1">
          <table:table-cell office:value-type="string">
            <text:p>U204</text:p>
          </table:table-cell>
          <table:table-cell office:value-type="string">
            <text:p>LP2985</text:p>
          </table:table-cell>
          <table:table-cell office:value-type="string">
            <text:p>unknown</text:p>
          </table:table-cell>
          <table:table-cell office:value-type="string">
            <text:p>SOT23-95P-280L1-5N__LTC_S5_Package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LP2985-33DBVR</text:p>
          </table:table-cell>
          <table:table-cell office:value-type="string">
            <text:p>Digi-Key</text:p>
          </table:table-cell>
          <table:table-cell table:style-name="ce3" office:value-type="string">
            <text:p>296-18476-1-ND</text:p>
          </table:table-cell>
          <table:table-cell table:style-name="ce3" office:value-type="float" office:value="0.62">
            <text:p>0.62</text:p>
          </table:table-cell>
          <table:table-cell table:formula="of:=[.F92]*[.J92]" office:value-type="float" office:value="0.62">
            <text:p>0.62</text:p>
          </table:table-cell>
        </table:table-row>
        <table:table-row table:style-name="ro1">
          <table:table-cell office:value-type="string">
            <text:p>U301</text:p>
          </table:table-cell>
          <table:table-cell office:value-type="string">
            <text:p>XC3S200A</text:p>
          </table:table-cell>
          <table:table-cell office:value-type="string">
            <text:p>unknown</text:p>
          </table:table-cell>
          <table:table-cell office:value-type="string">
            <text:p>LQFP100_14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XC3S200A-4VQG100C</text:p>
          </table:table-cell>
          <table:table-cell office:value-type="string">
            <text:p>Digi-Key</text:p>
          </table:table-cell>
          <table:table-cell table:style-name="ce3" office:value-type="string">
            <text:p>122-1594-ND</text:p>
          </table:table-cell>
          <table:table-cell table:style-name="ce3" office:value-type="float" office:value="12.37">
            <text:p>12.37</text:p>
          </table:table-cell>
          <table:table-cell table:formula="of:=[.F93]*[.J93]" office:value-type="float" office:value="12.37">
            <text:p>12.37</text:p>
          </table:table-cell>
        </table:table-row>
        <table:table-row table:style-name="ro1">
          <table:table-cell office:value-type="string">
            <text:p>U401</text:p>
          </table:table-cell>
          <table:table-cell office:value-type="string">
            <text:p>ADL5513</text:p>
          </table:table-cell>
          <table:table-cell office:value-type="string">
            <text:p>unknown</text:p>
          </table:table-cell>
          <table:table-cell office:value-type="string">
            <text:p>LFCSP_VQ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DL5513ACPZ-R7</text:p>
          </table:table-cell>
          <table:table-cell office:value-type="string">
            <text:p>Digi-Key</text:p>
          </table:table-cell>
          <table:table-cell office:value-type="string">
            <text:p>ADL5513ACPZ-R7CT-ND</text:p>
          </table:table-cell>
          <table:table-cell table:style-name="ce3" office:value-type="float" office:value="11.55">
            <text:p>11.55</text:p>
          </table:table-cell>
          <table:table-cell table:formula="of:=[.F94]*[.J94]" office:value-type="float" office:value="11.55">
            <text:p>11.55</text:p>
          </table:table-cell>
        </table:table-row>
        <table:table-row table:style-name="ro2">
          <table:table-cell office:value-type="string">
            <text:p>U402</text:p>
          </table:table-cell>
          <table:table-cell office:value-type="string">
            <text:p>PSA4-5043+</text:p>
          </table:table-cell>
          <table:table-cell office:value-type="string">
            <text:p>unknown</text:p>
          </table:table-cell>
          <table:table-cell office:value-type="string">
            <text:p>MINICIRCUITS_MMM13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SA4-5043+</text:p>
          </table:table-cell>
          <table:table-cell office:value-type="string">
            <text:p>Mini-Circuits</text:p>
          </table:table-cell>
          <table:table-cell office:value-type="string">
            <text:p>PSA4-5043+</text:p>
          </table:table-cell>
          <table:table-cell office:value-type="float" office:value="2.58">
            <text:p>2.58</text:p>
          </table:table-cell>
          <table:table-cell table:formula="of:=[.F95]*[.J95]" office:value-type="float" office:value="2.58">
            <text:p>2.58</text:p>
          </table:table-cell>
        </table:table-row>
        <table:table-row table:style-name="ro1">
          <table:table-cell office:value-type="string">
            <text:p>U403</text:p>
          </table:table-cell>
          <table:table-cell office:value-type="string">
            <text:p>TA1090EC</text:p>
          </table:table-cell>
          <table:table-cell office:value-type="string">
            <text:p>unknown</text:p>
          </table:table-cell>
          <table:table-cell office:value-type="string">
            <text:p>TA1090EC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1090EC</text:p>
          </table:table-cell>
          <table:table-cell office:value-type="string">
            <text:p>1090 MHZ-SHOP</text:p>
          </table:table-cell>
          <table:table-cell table:style-name="ce3" office:value-type="float" office:value="55002">
            <text:p>55002</text:p>
          </table:table-cell>
          <table:table-cell table:style-name="ce3" office:value-type="float" office:value="12.95">
            <text:p>12.95</text:p>
          </table:table-cell>
          <table:table-cell table:formula="of:=[.F96]*[.J96]" office:value-type="float" office:value="12.95">
            <text:p>12.95</text:p>
          </table:table-cell>
        </table:table-row>
        <table:table-row table:style-name="ro1">
          <table:table-cell office:value-type="string">
            <text:p>U404</text:p>
          </table:table-cell>
          <table:table-cell office:value-type="string">
            <text:p>BGM1013</text:p>
          </table:table-cell>
          <table:table-cell office:value-type="string">
            <text:p>unknown</text:p>
          </table:table-cell>
          <table:table-cell office:value-type="string">
            <text:p>SOT363-65P-240L1-6N__On-Semi_419B-Package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BGM1013,115</text:p>
          </table:table-cell>
          <table:table-cell office:value-type="string">
            <text:p>Mouser</text:p>
          </table:table-cell>
          <table:table-cell office:value-type="string">
            <text:p>771-BGM1013-T/R</text:p>
          </table:table-cell>
          <table:table-cell office:value-type="float" office:value="0.41">
            <text:p>0.41</text:p>
          </table:table-cell>
          <table:table-cell table:formula="of:=[.F97]*[.J97]" office:value-type="float" office:value="0.41">
            <text:p>0.41</text:p>
          </table:table-cell>
        </table:table-row>
        <table:table-row table:style-name="ro1">
          <table:table-cell office:value-type="string">
            <text:p>U405</text:p>
          </table:table-cell>
          <table:table-cell office:value-type="string">
            <text:p>TA0232A</text:p>
          </table:table-cell>
          <table:table-cell office:value-type="string">
            <text:p>unknown</text:p>
          </table:table-cell>
          <table:table-cell office:value-type="string">
            <text:p>TA0232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A0232A</text:p>
          </table:table-cell>
          <table:table-cell office:value-type="string">
            <text:p>1090 MHZ-SHOP</text:p>
          </table:table-cell>
          <table:table-cell table:style-name="ce3" office:value-type="float" office:value="55003">
            <text:p>55003</text:p>
          </table:table-cell>
          <table:table-cell table:style-name="ce3" office:value-type="float" office:value="12.95">
            <text:p>12.95</text:p>
          </table:table-cell>
          <table:table-cell table:formula="of:=[.F98]*[.J98]" office:value-type="float" office:value="12.95">
            <text:p>12.95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C Board</text:p>
          </table:table-cell>
          <table:table-cell office:value-type="string">
            <text:p>OSHPark</text:p>
          </table:table-cell>
          <table:table-cell table:style-name="ce3" office:value-type="string">
            <text:p>N/A</text:p>
          </table:table-cell>
          <table:table-cell table:style-name="ce3" office:value-type="float" office:value="24.57">
            <text:p>24.57</text:p>
          </table:table-cell>
          <table:table-cell table:formula="of:=[.F99]*[.J99]" office:value-type="float" office:value="24.57">
            <text:p>24.57</text:p>
          </table:table-cell>
        </table:table-row>
        <table:table-row table:style-name="ro2">
          <table:table-cell table:number-columns-repeated="9"/>
          <table:table-cell office:value-type="string">
            <text:p>Total cost</text:p>
          </table:table-cell>
          <table:table-cell table:style-name="ce4" table:formula="of:=SUM([.K2:.K99])" office:value-type="float" office:value="106.8208">
            <text:p>106.8208</text:p>
          </table:table-cell>
        </table:table-row>
        <table:table-row table:style-name="ro2" table:number-rows-repeated="104847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61:Sheet1.D8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0T17:18:40</dc:date>
    <dc:creator>Eric Brombaugh</dc:creator>
    <meta:generator>LibreOffice/3.5$Linux_X86_64 LibreOffice_project/350m1$Build-2</meta:generator>
    <meta:editing-duration>PT3H22M57S</meta:editing-duration>
    <meta:editing-cycles>20</meta:editing-cycles>
    <meta:document-statistic meta:table-count="1" meta:cell-count="752" meta:object-count="0"/>
  </office:meta>
</office:document-meta>
</file>